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CR" officeooo:rsid="000a09f4" officeooo:paragraph-rsid="000a09f4" style:font-size-asian="10.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officeooo:rsid="000b22d0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EXTRACLASE 4: <text:s text:c="32"/><text:span text:style-name="T2">hacker errand-hacker moon </text:span></text:p>
      <text:p text:style-name="P1"/>
      <text:p text:style-name="P1">1- <text:span text:style-name="T3">Usando</text:span> matrices representar un plano <text:span text:style-name="T3">visualmente</text:span></text:p>
      <text:p text:style-name="P1"/>
      <text:p text:style-name="P1">2- Representar el estado de la matriz en la UI</text:p>
      <text:p text:style-name="P1"/>
      <text:p text:style-name="P1">3-Poder calcular <text:span text:style-name="T1">Basic </text:span><text:span text:style-name="Emphasis"><text:span text:style-name="T4">Pathfinding</text:span></text:span> </text:p>
      <text:p text:style-name="P1"/>
      <text:p text:style-name="P1">4- Implementar un algoritmo de linea vista </text:p>
      <text:p text:style-name="P1"/>
      <text:p text:style-name="P1">5- Random bouncing al encontrar <text:span text:style-name="T3">obstáculo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9:05:57.513065701</meta:creation-date>
    <dc:date>2019-08-31T10:20:48.561295586</dc:date>
    <meta:editing-duration>PT4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0" meta:character-count="296" meta:non-whitespace-character-count="226"/>
  </office:meta>
</office:document-meta>
</file>